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c7d" officeooo:paragraph-rsid="000fcc7d"/>
    </style:style>
    <style:style style:name="P2" style:family="paragraph" style:parent-style-name="Standard">
      <style:text-properties officeooo:rsid="0010cb01" officeooo:paragraph-rsid="0010cb01"/>
    </style:style>
    <style:style style:name="T1" style:family="text">
      <style:text-properties officeooo:rsid="00122960"/>
    </style:style>
    <style:style style:name="T2" style:family="text">
      <style:text-properties officeooo:rsid="0012eaa7"/>
    </style:style>
    <style:style style:name="T3" style:family="text">
      <style:text-properties officeooo:rsid="0014f795"/>
    </style:style>
    <style:style style:name="T4" style:family="text">
      <style:text-properties officeooo:rsid="00167f0f"/>
    </style:style>
    <style:style style:name="T5" style:family="text">
      <style:text-properties officeooo:rsid="00175423"/>
    </style:style>
    <style:style style:name="T6" style:family="text">
      <style:text-properties officeooo:rsid="0017e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TSE A50 Index Constituents Update Methodology </text:p>
      <text:p text:style-name="P2"/>
      <text:p text:style-name="P2">In the R tool, sometimes you are met with the output “update unsuccessful, update constituents”.</text:p>
      <text:p text:style-name="P2"/>
      <text:p text:style-name="P2">When this happens, this means that there has been a change in the constituents of the FTSEA50 index. </text:p>
      <text:p text:style-name="P2"/>
      <text:p text:style-name="P2">The way to fix this error is as follows:</text:p>
      <text:p text:style-name="P2"/>
      <text:p text:style-name="P2">1. Open the “res.pdf” file which has been downloaded from the FTSE web<text:span text:style-name="T1">si</text:span>te. <text:span text:style-name="T1">This is a raw PDF file that contains EnglishName → constituent weight mapping.</text:span></text:p>
      <text:p text:style-name="P2">2. Open the tickerEnglish.txt file which contains the mapping bewtween stock <text:span text:style-name="T2">EnglishName → symbol mapping. (Your goal is to use the previous 2 mappings to produce symbol → constituent mapping which is then outputted to FTSEA50Ticker.txt).</text:span></text:p>
      <text:p text:style-name="P2">3. Open new.xlsx, on sheet1, you should see the text version of the newly downloaded constituent pdf. <text:span text:style-name="T3">(This is processed by the R pdfToText tool)</text:span></text:p>
      <text:p text:style-name="P2">4. Now it comes down to adding/deleting tickers to the tickerEnglish.txt file such that all names that are contained in the new.xlsx sheet1<text:span text:style-name="T4">(name-&gt;weight)</text:span> have a 1-1 correspondence with the names in tickerEnglish<text:span text:style-name="T4">(name-&gt;ticker)</text:span>. This involves doing 2 vlookups to identify the “n/a#”. For example, on Mar 20, 2019, Wens Foodstuff has been added, and China Railway Group has been removed from the constituent list. Therefore, China Railway group would show “N/A” when vlookuping it against the new constituent table; Wens Foodstuff would show “N/A” when vlookuping it against the old <text:span text:style-name="T5">n</text:span>ame→ ticker table, because this stock was not in the constituent list before.</text:p>
      <text:p text:style-name="P2">5. Go online and search for the code for Wens Foodstuff, you can <text:span text:style-name="T5">find that it is </text:span>300498. Since this is an <text:span text:style-name="T6">SZ </text:span>CYB stock, add sz in front of it to become sz300498.</text:p>
      <text:p text:style-name="P2">6. Remove China Railway Group from tickerEnglish and add Wens Foodstuffs<text:tab/>sz300498. Separated by a tab.</text:p>
      <text:p text:style-name="P2">7.Rerun R morningScript, now it should work.</text:p>
      <text:p text:style-name="P1"/>
      <text:p text:style-name="P1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7:50:33.522869089</meta:creation-date>
    <dc:date>2019-03-20T08:02:30.646810679</dc:date>
    <meta:editing-duration>PT11M5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94" meta:character-count="1786" meta:non-whitespace-character-count="1501"/>
  </office:meta>
</office:document-meta>
</file>